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2025-04-29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2024-05-0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2023-04-04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2021-04-1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8248" calcext:value-type="float">
            <text:p>49.2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9896" calcext:value-type="float">
            <text:p>49.4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5456" calcext:value-type="float">
            <text:p>52.0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1136" calcext:value-type="float">
            <text:p>51.7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5992" calcext:value-type="float">
            <text:p>53.2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1484" calcext:value-type="float">
            <text:p>33.97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678" calcext:value-type="float">
            <text:p>39.0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839091303201</text:p>
          </table:table-cell>
          <table:table-cell office:value-type="string" calcext:value-type="string">
            <text:p>195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6" meta:object-count="0"/>
    <meta:user-defined meta:name="AppVersion">3.0</meta:user-defined>
  </office:meta>
</office:document-meta>
</file>